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6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Que es un usuario root en Linux?</text:p>
      <text:p text:style-name="Standard"/>
      <text:p text:style-name="Standard">Es el usuario administrativo que tiene acceso completo y control total sobre todos los</text:p>
      <text:p text:style-name="Standard">archivos,directorios y configuracion del sistema.</text:p>
      <text:p text:style-name="Standard"/>
      <text:p text:style-name="Standard">- Por que Ubuntu no me deja establecer la contrase<text:span text:style-name="T1">n</text:span>a durante la instalacion?</text:p>
      <text:p text:style-name="Standard"/>
      <text:p text:style-name="Standard">Debido a medidas de seguridad, en su lugar, se configura una contrase;a para el usuario creado</text:p>
      <text:p text:style-name="Standard">durante la instalacion y se utiliza el comando sudo para obtener privilegios de super usuario</text:p>
      <text:p text:style-name="Standard">temporalmente.</text:p>
      <text:p text:style-name="Standard"/>
      <text:p text:style-name="Standard">- Cuales son los procesos tipicos de Linux?</text:p>
      <text:p text:style-name="Standard"/>
      <text:p text:style-name="Standard">Pueden variar dependiendo del sistema y las tareas que esten realizando.Sin embargo, algunos</text:p>
      <text:p text:style-name="Standard">procesos comunes en su mayoria de las distribuciones Linux incluyen:</text:p>
      <text:p text:style-name="Standard"/>
      <text:p text:style-name="Standard">Init, systemd,Xord,sshd,cron,NetworkManager, Apache.</text:p>
      <text:p text:style-name="Standard"/>
      <text:p text:style-name="Standard">-Como identificarlos?</text:p>
      <text:p text:style-name="Standard"/>
      <text:p text:style-name="Standard">Utilizando el comando en la terminal “p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6:18:38.701006282</meta:creation-date>
    <dc:date>2023-06-27T16:19:39.028319619</dc:date>
    <meta:editing-duration>PT1M</meta:editing-duration>
    <meta:editing-cycles>1</meta:editing-cycles>
    <meta:document-statistic meta:table-count="0" meta:image-count="0" meta:object-count="0" meta:page-count="1" meta:paragraph-count="13" meta:word-count="114" meta:character-count="761" meta:non-whitespace-character-count="660"/>
    <meta:generator>LibreOffice/7.3.7.2$Linux_X86_64 LibreOffice_project/30$Build-2</meta:generator>
  </office:meta>
</office:document-meta>
</file>